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858" officeooo:paragraph-rsid="0010f858"/>
    </style:style>
    <style:style style:name="P2" style:family="paragraph" style:parent-style-name="Standard">
      <style:text-properties officeooo:rsid="001389cb" officeooo:paragraph-rsid="001389cb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/>
    </style:style>
    <style:style style:name="T1" style:family="text">
      <style:text-properties officeooo:rsid="0011b6b4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531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ction functionAlert(alertString){</text:p>
      <text:p text:style-name="P3">alert(alertString);</text:p>
      <text:p text:style-name="P3">}</text:p>
      <text:p text:style-name="P3">function SomeObject(){</text:p>
      <text:p text:style-name="P3">}</text:p>
      <text:p text:style-name="P3">var obj3 = new SomeObject();</text:p>
      <text:p text:style-name="P3">obj3.methodAlert = functionAlert;</text:p>
      <text:p text:style-name="P3">obj3.methodAlert("Функция-метод привязана к переменной");</text:p>
      <text:p text:style-name="P3"/>
      <text:p text:style-name="P3"/>
      <text:p text:style-name="P3">function functionAlert(){</text:p>
      <text:p text:style-name="P4">alert(this.propertyString);</text:p>
      <text:p text:style-name="P4">}</text:p>
      <text:p text:style-name="P4">function SomeObject(alertString){</text:p>
      <text:p text:style-name="P4">this.propertyString = alertString;</text:p>
      <text:p text:style-name="P4">this.methodAlert = functionAlert;</text:p>
      <text:p text:style-name="P4">}</text:p>
      <text:p text:style-name="P3">var obj3 = new SomeObject("Функция-метод привязана к this");</text:p>
      <text:p text:style-name="P3">obj3.methodAlert();</text:p>
      <text:p text:style-name="P3">var obj4 = new SomeObject("И строка сообщения привязана к this");</text:p>
      <text:p text:style-name="P3">obj4.methodAlert();</text:p>
      <text:p text:style-name="P3"/>
      <text:p text:style-name="P3"/>
      <text:p text:style-name="P3"/>
      <text:p text:style-name="P3"><text:bookmark text:name="docs-internal-guid-dd936e6d-1027-dc56-15e0-35af2489998e"/>Привязка функций-методов в функции-конструкторе к неявному параметру</text:p>
      <text:p text:style-name="P3">this приводит к нерациональному использованию памяти, поскольку <text:span text:style-name="T4">каж-</text:span></text:p>
      <text:p text:style-name="P4">дый экземпляр объекта будет содержать ссылку на все свои функции-методы.</text:p>
      <text:p text:style-name="Text_20_body"><text:span text:style-name="T2">Использование объекта-прототипа решает эту проблему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51:13.090866900</meta:creation-date>
    <dc:date>2017-03-27T21:56:18.863650866</dc:date>
    <meta:editing-duration>PT6H25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82" meta:character-count="775" meta:non-whitespace-character-count="715"/>
  </office:meta>
</office:document-meta>
</file>